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d3121"/>
    </style:style>
    <style:style style:name="P2" style:family="paragraph" style:parent-style-name="Standard">
      <style:paragraph-properties fo:text-align="justify" style:justify-single-word="false"/>
      <style:text-properties officeooo:paragraph-rsid="00131e7a"/>
    </style:style>
    <style:style style:name="P3" style:family="paragraph" style:parent-style-name="Standard">
      <style:paragraph-properties fo:text-align="justify" style:justify-single-word="false"/>
      <style:text-properties officeooo:paragraph-rsid="001447bd"/>
    </style:style>
    <style:style style:name="P4" style:family="paragraph" style:parent-style-name="Standard">
      <style:paragraph-properties fo:text-align="justify" style:justify-single-word="false"/>
      <style:text-properties officeooo:paragraph-rsid="0016abfa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d3121" officeooo:paragraph-rsid="000d3121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0d3121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0d76e9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0ec264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102194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15fcc4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31e7a" officeooo:paragraph-rsid="00131e7a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31e7a" officeooo:paragraph-rsid="0011cf6d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02194" officeooo:paragraph-rsid="00102194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1cf6d" officeooo:paragraph-rsid="0011cf6d"/>
    </style:style>
    <style:style style:name="T1" style:family="text">
      <style:text-properties officeooo:rsid="000d3121"/>
    </style:style>
    <style:style style:name="T2" style:family="text">
      <style:text-properties officeooo:rsid="002bb244"/>
    </style:style>
    <style:style style:name="T3" style:family="text">
      <style:text-properties officeooo:rsid="00179d21"/>
    </style:style>
    <style:style style:name="T4" style:family="text">
      <style:text-properties officeooo:rsid="0009fe37"/>
    </style:style>
    <style:style style:name="T5" style:family="text">
      <style:text-properties officeooo:rsid="000d76e9"/>
    </style:style>
    <style:style style:name="T6" style:family="text">
      <style:text-properties officeooo:rsid="000ec264"/>
    </style:style>
    <style:style style:name="T7" style:family="text">
      <style:text-properties officeooo:rsid="00102194"/>
    </style:style>
    <style:style style:name="T8" style:family="text">
      <style:text-properties officeooo:rsid="0011cf6d"/>
    </style:style>
    <style:style style:name="T9" style:family="text">
      <style:text-properties officeooo:rsid="00131e7a"/>
    </style:style>
    <style:style style:name="T10" style:family="text">
      <style:text-properties officeooo:rsid="001447bd"/>
    </style:style>
    <style:style style:name="T11" style:family="text">
      <style:text-properties style:font-name="arial" officeooo:rsid="00102194"/>
    </style:style>
    <style:style style:name="T12" style:family="text">
      <style:text-properties style:font-name="arial" officeooo:rsid="0011cf6d"/>
    </style:style>
    <style:style style:name="T13" style:family="text">
      <style:text-properties style:font-name="arial" officeooo:rsid="00131e7a"/>
    </style:style>
    <style:style style:name="T14" style:family="text">
      <style:text-properties style:font-name="arial" officeooo:rsid="001447bd"/>
    </style:style>
    <style:style style:name="T15" style:family="text">
      <style:text-properties style:font-name="arial" officeooo:rsid="0009fe37"/>
    </style:style>
    <style:style style:name="T16" style:family="text">
      <style:text-properties style:font-name="arial" officeooo:rsid="00192a2a"/>
    </style:style>
    <style:style style:name="T17" style:family="text">
      <style:text-properties style:font-name="arial" officeooo:rsid="001a6e53"/>
    </style:style>
    <style:style style:name="T18" style:family="text">
      <style:text-properties style:font-name="arial" officeooo:rsid="0016abfa"/>
    </style:style>
    <style:style style:name="T19" style:family="text">
      <style:text-properties style:font-name="arial" officeooo:rsid="001d6bef"/>
    </style:style>
    <style:style style:name="T20" style:family="text">
      <style:text-properties officeooo:rsid="00144afa"/>
    </style:style>
    <style:style style:name="T21" style:family="text">
      <style:text-properties officeooo:rsid="0015fcc4"/>
    </style:style>
    <style:style style:name="T22" style:family="text">
      <style:text-properties officeooo:rsid="00192a2a"/>
    </style:style>
    <style:style style:name="T23" style:family="text">
      <style:text-properties officeooo:rsid="001d6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posal description</text:p>
      <text:p text:style-name="P5"/>
      <text:p text:style-name="P5"/>
      <text:p text:style-name="P6"><text:span text:style-name="T1">Th</text:span><text:span text:style-name="T2">e</text:span><text:span text:style-name="T4"> idea of this </text:span><text:span text:style-name="T10">master </text:span><text:span text:style-name="T4">thesis is </text:span><text:span text:style-name="T1">to make price predictions with EC2 spot prices. With that knowledge, </text:span><text:span text:style-name="T5">it should be possible to migrate data automatically to the cheapest availability zone. </text:span></text:p>
      <text:p text:style-name="P10"><text:span text:style-name="T3">In detail, </text:span><text:span text:style-name="T5">a</text:span><text:span text:style-name="T3"> </text:span><text:span text:style-name="T1">neural</text:span><text:span text:style-name="T3"> </text:span><text:span text:style-name="T1">network</text:span><text:span text:style-name="T3"> gets fed with the</text:span><text:span text:style-name="T1"> spot</text:span><text:span text:style-name="T3"> price history and through predictions, it shall be able to determine, which equal spot instance in what </text:span><text:span text:style-name="T6">availability zone</text:span><text:span text:style-name="T1"> </text:span><text:span text:style-name="T3">will be the next cheapest one. If there is a cheaper one, </text:span><text:span text:style-name="T5">a migration will be forced</text:span><text:span text:style-name="T3">. </text:span><text:span text:style-name="T21">To make migrations as easy as possible, it will be planned to work with docker. </text:span><text:span text:style-name="T6">For now, it is planned to predict prices always for the next 24 hours. <text:s/></text:span></text:p>
      <text:p text:style-name="P7"><text:span text:style-name="T3">Through that, it might be possible to save money and make spot instances more reliable. </text:span><text:span text:style-name="T5">Which is especially very important for scientists, to save as much money as possible with longer ongoing computations. <text:s/></text:span></text:p>
      <text:p text:style-name="P8"/>
      <text:p text:style-name="P11">The development steps, including the Amazon tool that will be used, look like this: </text:p>
      <text:p text:style-name="P13"/>
      <text:p text:style-name="P3"><text:span text:style-name="T12">1)</text:span><text:span text:style-name="T11"> Analy</text:span><text:span text:style-name="T12">s</text:span><text:span text:style-name="T11">e existing spot price history collection </text:span><text:span text:style-name="T13">(1 year)</text:span><text:span text:style-name="T11"> with </text:span><text:span text:style-name="T12">P</text:span><text:span text:style-name="T11">ython, if it is even worth </text:span><text:span text:style-name="T14">to migrate</text:span><text:span text:style-name="T11"> </text:span><text:span text:style-name="T14">at all</text:span></text:p>
      <text:p text:style-name="P13"><text:span text:style-name="T8">2)</text:span> Create a neural network<text:span text:style-name="T9"> to train </text:span><text:span text:style-name="T10">the </text:span><text:span text:style-name="T9">prediction model and </text:span><text:span text:style-name="T10">to</text:span><text:span text:style-name="T9"> predict prices with Keras</text:span></text:p>
      <text:p text:style-name="P13"><text:span text:style-name="T8">3)</text:span> Develop a front- and backend with React and Node.js</text:p>
      <text:p text:style-name="P1"><text:span text:style-name="T12">4)</text:span><text:span text:style-name="T15"> </text:span><text:span text:style-name="T11">Include </text:span><text:span text:style-name="T13">A</text:span><text:span text:style-name="T11">mazon’s </text:span><text:span text:style-name="T13">N</text:span><text:span text:style-name="T11">odejs </text:span><text:span text:style-name="T16">API</text:span><text:span text:style-name="T11"> to monitor and migrate spot instances accordingly</text:span></text:p>
      <text:p text:style-name="P14">5) Run tests <text:span text:style-name="T9">with several</text:span> spot instances to analyse the amount of saved money.</text:p>
      <text:p text:style-name="P12"/>
      <text:p text:style-name="P2"><text:span text:style-name="T13">Step 1 is already accomplished and proved that depending on the instance you can sav</text:span><text:span text:style-name="T17">e</text:span><text:span text:style-name="T13">, for example, </text:span><text:span text:style-name="T14">several</text:span><text:span text:style-name="T13"> hundreds of dollar</text:span><text:span text:style-name="T14">s</text:span><text:span text:style-name="T13"> per year with around 10 migrations. </text:span></text:p>
      <text:p text:style-name="P6"/>
      <text:p text:style-name="P9"><text:span text:style-name="T5">All this will be packed in a framework with the name “ELMIT”, which stands for “Elastic Migration Tool”. </text:span><text:span text:style-name="T10">Overall, t</text:span><text:span text:style-name="T5">he framework’s job is it to collect spot prices regularly, train the neural network prediction model, make after some time predictions, </text:span><text:span text:style-name="T20">monitor the spots and </text:span><text:span text:style-name="T6">handle the migration process. </text:span></text:p>
      <text:p text:style-name="P9"/>
      <text:p text:style-name="P4"><text:span text:style-name="T18">At the end of the thesis, the goal is to provide the framework as open source tool and keep developing it. Further ideas are, for example, to monitor the </text:span><text:span text:style-name="T19">CPU</text:span><text:span text:style-name="T18"> and memory usage and evaluate whether an instance is underutilized or not. In case an instance is underutilized, <text:s/>force migration to a weaker/cheaper instance. </text:span></text:p>
      <text:p text:style-name="P9"/>
      <text:p text:style-name="P9"/>
      <text:p text:style-name="P13">Keywords: EC2, spot instances, migration, neural networks, price history, predictions, <text:span text:style-name="T9">dock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1:24:50.016274099</meta:creation-date>
    <dc:date>2020-09-29T14:26:03.120082961</dc:date>
    <meta:editing-duration>PT57M47S</meta:editing-duration>
    <meta:editing-cycles>12</meta:editing-cycles>
    <meta:generator>LibreOffice/6.4.5.2$Linux_X86_64 LibreOffice_project/40$Build-2</meta:generator>
    <meta:document-statistic meta:table-count="0" meta:image-count="0" meta:object-count="0" meta:page-count="1" meta:paragraph-count="14" meta:word-count="367" meta:character-count="2201" meta:non-whitespace-character-count="1838"/>
  </office:meta>
</office:document-meta>
</file>